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1.14pt"/>
    </style:style>
    <style:style style:name="co2" style:family="table-column">
      <style:table-column-properties fo:break-before="auto" style:column-width="46.15pt"/>
    </style:style>
    <style:style style:name="co3" style:family="table-column">
      <style:table-column-properties fo:break-before="auto" style:column-width="76.14pt"/>
    </style:style>
    <style:style style:name="co4" style:family="table-column">
      <style:table-column-properties fo:break-before="auto" style:column-width="37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optimize_tfidf_split0_level4" table:style-name="ta1">
        <table:table-source xlink:type="simple" xlink:href="../optimize_tfidf_split0_level4.out" table:table-name="optimize_tfidf_split0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4" table:default-cell-style-name="ce6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table:style-name="ce1" office:value-type="string" calcext:value-type="string">
            <text:p>Prec.</text:p>
          </table:table-cell>
          <table:table-cell table:style-name="ce3" office:value-type="string" calcext:value-type="string">
            <text:p>Rec.</text:p>
          </table:table-cell>
          <table:table-cell table:style-name="ce5"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9" calcext:value-type="float">
            <text:p>0.44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9" calcext:value-type="float">
            <text:p>0.44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9" calcext:value-type="float">
            <text:p>0.44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9" calcext:value-type="float">
            <text:p>0.44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9" calcext:value-type="float">
            <text:p>0.44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9" calcext:value-type="float">
            <text:p>0.449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44" calcext:value-type="float">
            <text:p>0.38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63" calcext:value-type="float">
            <text:p>0.3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857" calcext:value-type="float">
            <text:p>0.3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4327" calcext:value-type="float">
            <text:p>0.4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3884" calcext:value-type="float">
            <text:p>0.3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4769" calcext:value-type="float">
            <text:p>0.4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4241" calcext:value-type="float">
            <text:p>0.4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3811" calcext:value-type="float">
            <text:p>0.38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5233" calcext:value-type="float">
            <text:p>0.5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4719" calcext:value-type="float">
            <text:p>0.4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638" calcext:value-type="float">
            <text:p>0.638</text:p>
          </table:table-cell>
          <table:table-cell office:value-type="float" office:value="0.4229" calcext:value-type="float">
            <text:p>0.4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3851" calcext:value-type="float">
            <text:p>0.3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4669" calcext:value-type="float">
            <text:p>0.4669</text:p>
          </table:table-cell>
          <table:table-cell office:value-type="float" office:value="0.5046" calcext:value-type="float">
            <text:p>0.5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4591" calcext:value-type="float">
            <text:p>0.4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4138" calcext:value-type="float">
            <text:p>0.4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821" calcext:value-type="float">
            <text:p>0.3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9" calcext:value-type="float">
            <text:p>0.49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3985" calcext:value-type="float">
            <text:p>0.3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734" calcext:value-type="float">
            <text:p>0.3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992" calcext:value-type="float">
            <text:p>0.3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462" calcext:value-type="float">
            <text:p>0.462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83" calcext:value-type="float">
            <text:p>0.483</text:p>
          </table:table-cell>
          <table:table-cell office:value-type="float" office:value="0.3474" calcext:value-type="float">
            <text:p>0.3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154" calcext:value-type="float">
            <text:p>0.3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716" calcext:value-type="float">
            <text:p>0.2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2699" calcext:value-type="float">
            <text:p>0.2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2737" calcext:value-type="float">
            <text:p>0.2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71" calcext:value-type="float">
            <text:p>0.271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2702" calcext:value-type="float">
            <text:p>0.2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993" calcext:value-type="float">
            <text:p>0.1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2145" calcext:value-type="float">
            <text:p>0.2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239" calcext:value-type="float">
            <text:p>0.2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2" calcext:value-type="float">
            <text:p>0.1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408" calcext:value-type="float">
            <text:p>0.1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607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58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441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44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44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 table:number-rows-repeated="104826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optimize_tfidf_split0_level4.C1:optimize_tfidf_split0_level4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ptimize_tfidf_split0_level4.D1:optimize_tfidf_split0_level4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ptimize_tfidf_split0_level4.E1:optimize_tfidf_split0_level4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optimize_tfidf_split1_level4" table:style-name="ta1">
        <table:table-source xlink:type="simple" xlink:href="../optimize_tfidf_split1_level4.out" table:table-name="optimize_tfidf_split1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5335" calcext:value-type="float">
            <text:p>0.5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5264" calcext:value-type="float">
            <text:p>0.5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5129" calcext:value-type="float">
            <text:p>0.5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4565" calcext:value-type="float">
            <text:p>0.4565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2" calcext:value-type="float">
            <text:p>0.422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2039" calcext:value-type="float">
            <text:p>0.2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4768" calcext:value-type="float">
            <text:p>0.4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4741" calcext:value-type="float">
            <text:p>0.4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681" calcext:value-type="float">
            <text:p>0.4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5643" calcext:value-type="float">
            <text:p>0.5643</text:p>
          </table:table-cell>
          <table:table-cell office:value-type="float" office:value="0.4567" calcext:value-type="float">
            <text:p>0.4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4392" calcext:value-type="float">
            <text:p>0.4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225" calcext:value-type="float">
            <text:p>0.4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2844" calcext:value-type="float">
            <text:p>0.2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387" calcext:value-type="float">
            <text:p>0.1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843" calcext:value-type="float">
            <text:p>0.0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01" calcext:value-type="float">
            <text:p>0.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4306" calcext:value-type="float">
            <text:p>0.4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4256" calcext:value-type="float">
            <text:p>0.4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11" calcext:value-type="float">
            <text:p>0.4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4068" calcext:value-type="float">
            <text:p>0.4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3969" calcext:value-type="float">
            <text:p>0.3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3898" calcext:value-type="float">
            <text:p>0.3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2882" calcext:value-type="float">
            <text:p>0.2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459" calcext:value-type="float">
            <text:p>0.1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3841" calcext:value-type="float">
            <text:p>0.3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3" calcext:value-type="float">
            <text:p>0.293</text:p>
          </table:table-cell>
          <table:table-cell office:value-type="float" office:value="0.6953" calcext:value-type="float">
            <text:p>0.6953</text:p>
          </table:table-cell>
          <table:table-cell office:value-type="float" office:value="0.3795" calcext:value-type="float">
            <text:p>0.37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97" calcext:value-type="float">
            <text:p>0.297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3624" calcext:value-type="float">
            <text:p>0.3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2978" calcext:value-type="float">
            <text:p>0.2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2805" calcext:value-type="float">
            <text:p>0.28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2335" calcext:value-type="float">
            <text:p>0.2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1482" calcext:value-type="float">
            <text:p>0.1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50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52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62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39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39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</table:table>
      <table:table table:name="optimize_tfidf_split2_level4" table:style-name="ta1">
        <table:table-source xlink:type="simple" xlink:href="../optimize_tfidf_split2_level4.out" table:table-name="optimize_tfidf_split2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69" calcext:value-type="float">
            <text:p>0.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5543" calcext:value-type="float">
            <text:p>0.5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4983" calcext:value-type="float">
            <text:p>0.4983</text:p>
          </table:table-cell>
          <table:table-cell office:value-type="float" office:value="0.5358" calcext:value-type="float">
            <text:p>0.5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777" calcext:value-type="float">
            <text:p>0.4777</text:p>
          </table:table-cell>
          <table:table-cell office:value-type="float" office:value="0.5152" calcext:value-type="float">
            <text:p>0.5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4989" calcext:value-type="float">
            <text:p>0.4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577" calcext:value-type="float">
            <text:p>0.4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4143" calcext:value-type="float">
            <text:p>0.4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3505" calcext:value-type="float">
            <text:p>0.3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872" calcext:value-type="float">
            <text:p>0.2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188" calcext:value-type="float">
            <text:p>0.2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373" calcext:value-type="float">
            <text:p>0.1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1" calcext:value-type="float">
            <text:p>0.45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07" calcext:value-type="float">
            <text:p>0.4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51" calcext:value-type="float">
            <text:p>0.45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07" calcext:value-type="float">
            <text:p>0.4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51" calcext:value-type="float">
            <text:p>0.45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07" calcext:value-type="float">
            <text:p>0.4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51" calcext:value-type="float">
            <text:p>0.45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07" calcext:value-type="float">
            <text:p>0.4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51" calcext:value-type="float">
            <text:p>0.45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07" calcext:value-type="float">
            <text:p>0.4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51" calcext:value-type="float">
            <text:p>0.45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07" calcext:value-type="float">
            <text:p>0.4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51" calcext:value-type="float">
            <text:p>0.45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07" calcext:value-type="float">
            <text:p>0.4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4916" calcext:value-type="float">
            <text:p>0.4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536" calcext:value-type="float">
            <text:p>0.4536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4912" calcext:value-type="float">
            <text:p>0.4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536" calcext:value-type="float">
            <text:p>0.4536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4657" calcext:value-type="float">
            <text:p>0.46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54" calcext:value-type="float">
            <text:p>0.54</text:p>
          </table:table-cell>
          <table:table-cell office:value-type="float" office:value="0.4467" calcext:value-type="float">
            <text:p>0.4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3926" calcext:value-type="float">
            <text:p>0.3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889" calcext:value-type="float">
            <text:p>0.2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485" calcext:value-type="float">
            <text:p>0.1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766" calcext:value-type="float">
            <text:p>0.0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38" calcext:value-type="float">
            <text:p>0.4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685" calcext:value-type="float">
            <text:p>0.685</text:p>
          </table:table-cell>
          <table:table-cell office:value-type="float" office:value="0.4353" calcext:value-type="float">
            <text:p>0.4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351" calcext:value-type="float">
            <text:p>0.4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6" calcext:value-type="float">
            <text:p>0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4113" calcext:value-type="float">
            <text:p>0.4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3716" calcext:value-type="float">
            <text:p>0.37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406" calcext:value-type="float">
            <text:p>0.406</text:p>
          </table:table-cell>
          <table:table-cell office:value-type="float" office:value="0.3236" calcext:value-type="float">
            <text:p>0.3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2853" calcext:value-type="float">
            <text:p>0.2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2364" calcext:value-type="float">
            <text:p>0.2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3862" calcext:value-type="float">
            <text:p>0.3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3" calcext:value-type="float">
            <text:p>0.293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3885" calcext:value-type="float">
            <text:p>0.3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9" calcext:value-type="float">
            <text:p>0.29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3898" calcext:value-type="float">
            <text:p>0.38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3902" calcext:value-type="float">
            <text:p>0.3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62" calcext:value-type="float">
            <text:p>0.62</text:p>
          </table:table-cell>
          <table:table-cell office:value-type="float" office:value="0.3734" calcext:value-type="float">
            <text:p>0.3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42" calcext:value-type="float">
            <text:p>0.3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3048" calcext:value-type="float">
            <text:p>0.3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2764" calcext:value-type="float">
            <text:p>0.2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368" calcext:value-type="float">
            <text:p>0.2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55" calcext:value-type="float">
            <text:p>0.755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67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55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569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50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49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</table:table>
      <table:table table:name="optimize_tfidf_split3_level4" table:style-name="ta1">
        <table:table-source xlink:type="simple" xlink:href="../optimize_tfidf_split3_level4.out" table:table-name="optimize_tfidf_split3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5251" calcext:value-type="float">
            <text:p>0.5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482" calcext:value-type="float">
            <text:p>0.482</text:p>
          </table:table-cell>
          <table:table-cell office:value-type="float" office:value="0.5208" calcext:value-type="float">
            <text:p>0.5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11" calcext:value-type="float">
            <text:p>0.611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986" calcext:value-type="float">
            <text:p>0.4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4459" calcext:value-type="float">
            <text:p>0.4459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4294" calcext:value-type="float">
            <text:p>0.4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3326" calcext:value-type="float">
            <text:p>0.3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2034" calcext:value-type="float">
            <text:p>0.2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832" calcext:value-type="float">
            <text:p>0.4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4748" calcext:value-type="float">
            <text:p>0.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4622" calcext:value-type="float">
            <text:p>0.4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453" calcext:value-type="float">
            <text:p>0.4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4348" calcext:value-type="float">
            <text:p>0.4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038" calcext:value-type="float">
            <text:p>0.4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76" calcext:value-type="float">
            <text:p>0.376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3612" calcext:value-type="float">
            <text:p>0.3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3246" calcext:value-type="float">
            <text:p>0.3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2744" calcext:value-type="float">
            <text:p>0.2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233" calcext:value-type="float">
            <text:p>0.2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66" calcext:value-type="float">
            <text:p>0.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66" calcext:value-type="float">
            <text:p>0.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66" calcext:value-type="float">
            <text:p>0.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66" calcext:value-type="float">
            <text:p>0.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66" calcext:value-type="float">
            <text:p>0.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66" calcext:value-type="float">
            <text:p>0.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66" calcext:value-type="float">
            <text:p>0.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9" calcext:value-type="float">
            <text:p>0.349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279" calcext:value-type="float">
            <text:p>0.4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94" calcext:value-type="float">
            <text:p>0.3494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4227" calcext:value-type="float">
            <text:p>0.4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4174" calcext:value-type="float">
            <text:p>0.4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4024" calcext:value-type="float">
            <text:p>0.4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3977" calcext:value-type="float">
            <text:p>0.3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3778" calcext:value-type="float">
            <text:p>0.3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172" calcext:value-type="float">
            <text:p>0.3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2745" calcext:value-type="float">
            <text:p>0.2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2323" calcext:value-type="float">
            <text:p>0.2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642" calcext:value-type="float">
            <text:p>0.1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48" calcext:value-type="float">
            <text:p>0.3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48" calcext:value-type="float">
            <text:p>0.3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48" calcext:value-type="float">
            <text:p>0.3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48" calcext:value-type="float">
            <text:p>0.3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48" calcext:value-type="float">
            <text:p>0.3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48" calcext:value-type="float">
            <text:p>0.3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51" calcext:value-type="float">
            <text:p>0.3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3861" calcext:value-type="float">
            <text:p>0.3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817" calcext:value-type="float">
            <text:p>0.3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05" calcext:value-type="float">
            <text:p>0.305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3254" calcext:value-type="float">
            <text:p>0.3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4036" calcext:value-type="float">
            <text:p>0.4036</text:p>
          </table:table-cell>
          <table:table-cell office:value-type="float" office:value="0.3057" calcext:value-type="float">
            <text:p>0.3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48" calcext:value-type="float">
            <text:p>0.2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676" calcext:value-type="float">
            <text:p>0.1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37" calcext:value-type="float">
            <text:p>0.3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3447" calcext:value-type="float">
            <text:p>0.3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89" calcext:value-type="float">
            <text:p>0.08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423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56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277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41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41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</table:table>
      <table:table table:name="optimize_tfidf_split4_level4" table:style-name="ta1">
        <table:table-source xlink:type="simple" xlink:href="../optimize_tfidf_split4_level4.out" table:table-name="optimize_tfidf_split4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26" calcext:value-type="float">
            <text:p>0.6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32" calcext:value-type="float">
            <text:p>0.5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5148" calcext:value-type="float">
            <text:p>0.5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5042" calcext:value-type="float">
            <text:p>0.5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4891" calcext:value-type="float">
            <text:p>0.4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768" calcext:value-type="float">
            <text:p>0.4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4387" calcext:value-type="float">
            <text:p>0.4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945" calcext:value-type="float">
            <text:p>0.3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2882" calcext:value-type="float">
            <text:p>0.2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332" calcext:value-type="float">
            <text:p>0.1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68" calcext:value-type="float">
            <text:p>0.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4677" calcext:value-type="float">
            <text:p>0.4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664" calcext:value-type="float">
            <text:p>0.4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4539" calcext:value-type="float">
            <text:p>0.4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151" calcext:value-type="float">
            <text:p>0.41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4402" calcext:value-type="float">
            <text:p>0.4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4303" calcext:value-type="float">
            <text:p>0.4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4809" calcext:value-type="float">
            <text:p>0.480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3312" calcext:value-type="float">
            <text:p>0.3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2181" calcext:value-type="float">
            <text:p>0.2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446" calcext:value-type="float">
            <text:p>0.1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193" calcext:value-type="float">
            <text:p>0.4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201" calcext:value-type="float">
            <text:p>0.4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4217" calcext:value-type="float">
            <text:p>0.42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4135" calcext:value-type="float">
            <text:p>0.4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4126" calcext:value-type="float">
            <text:p>0.4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4018" calcext:value-type="float">
            <text:p>0.4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3975" calcext:value-type="float">
            <text:p>0.3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3582" calcext:value-type="float">
            <text:p>0.3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3207" calcext:value-type="float">
            <text:p>0.3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88" calcext:value-type="float">
            <text:p>0.288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3599" calcext:value-type="float">
            <text:p>0.35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599" calcext:value-type="float">
            <text:p>0.59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043" calcext:value-type="float">
            <text:p>0.3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2889" calcext:value-type="float">
            <text:p>0.2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2293" calcext:value-type="float">
            <text:p>0.2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313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43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28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23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23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</table:table>
      <table:table table:name="optimize_tfidf_split5_level4" table:style-name="ta1">
        <table:table-source xlink:type="simple" xlink:href="../optimize_tfidf_split5_level4.out" table:table-name="optimize_tfidf_split5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4953" calcext:value-type="float">
            <text:p>0.4953</text:p>
          </table:table-cell>
          <table:table-cell office:value-type="float" office:value="0.5345" calcext:value-type="float">
            <text:p>0.5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5161" calcext:value-type="float">
            <text:p>0.5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5016" calcext:value-type="float">
            <text:p>0.5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884" calcext:value-type="float">
            <text:p>0.4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501" calcext:value-type="float">
            <text:p>0.4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09" calcext:value-type="float">
            <text:p>0.509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4051" calcext:value-type="float">
            <text:p>0.4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3038" calcext:value-type="float">
            <text:p>0.3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79" calcext:value-type="float">
            <text:p>0.2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369" calcext:value-type="float">
            <text:p>0.1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4783" calcext:value-type="float">
            <text:p>0.4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4761" calcext:value-type="float">
            <text:p>0.4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4702" calcext:value-type="float">
            <text:p>0.4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4615" calcext:value-type="float">
            <text:p>0.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536" calcext:value-type="float">
            <text:p>0.536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853" calcext:value-type="float">
            <text:p>0.4853</text:p>
          </table:table-cell>
          <table:table-cell office:value-type="float" office:value="0.4174" calcext:value-type="float">
            <text:p>0.4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485" calcext:value-type="float">
            <text:p>0.1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244" calcext:value-type="float">
            <text:p>0.4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4246" calcext:value-type="float">
            <text:p>0.4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627" calcext:value-type="float">
            <text:p>0.627</text:p>
          </table:table-cell>
          <table:table-cell office:value-type="float" office:value="0.4123" calcext:value-type="float">
            <text:p>0.4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4055" calcext:value-type="float">
            <text:p>0.4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78" calcext:value-type="float">
            <text:p>0.578</text:p>
          </table:table-cell>
          <table:table-cell office:value-type="float" office:value="0.4001" calcext:value-type="float">
            <text:p>0.4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99" calcext:value-type="float">
            <text:p>0.399</text:p>
          </table:table-cell>
          <table:table-cell office:value-type="float" office:value="0.3225" calcext:value-type="float">
            <text:p>0.3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21" calcext:value-type="float">
            <text:p>0.3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32" calcext:value-type="float">
            <text:p>0.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3821" calcext:value-type="float">
            <text:p>0.3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3791" calcext:value-type="float">
            <text:p>0.3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5582" calcext:value-type="float">
            <text:p>0.5582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49" calcext:value-type="float">
            <text:p>0.4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056" calcext:value-type="float">
            <text:p>0.3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2957" calcext:value-type="float">
            <text:p>0.2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2342" calcext:value-type="float">
            <text:p>0.2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74" calcext:value-type="float">
            <text:p>0.1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28" calcext:value-type="float">
            <text:p>0.3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697" calcext:value-type="float">
            <text:p>0.6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28" calcext:value-type="float">
            <text:p>0.08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522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52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70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35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35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</table:table>
      <table:table table:name="optimize_tfidf_split6_level4" table:style-name="ta1">
        <table:table-source xlink:type="simple" xlink:href="../optimize_tfidf_split6_level4.out" table:table-name="optimize_tfidf_split6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4942" calcext:value-type="float">
            <text:p>0.4942</text:p>
          </table:table-cell>
          <table:table-cell office:value-type="float" office:value="0.5323" calcext:value-type="float">
            <text:p>0.5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297" calcext:value-type="float">
            <text:p>0.5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5117" calcext:value-type="float">
            <text:p>0.5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94" calcext:value-type="float">
            <text:p>0.4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41" calcext:value-type="float">
            <text:p>0.4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37" calcext:value-type="float">
            <text:p>0.37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2852" calcext:value-type="float">
            <text:p>0.2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2079" calcext:value-type="float">
            <text:p>0.2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308" calcext:value-type="float">
            <text:p>0.1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605" calcext:value-type="float">
            <text:p>0.605</text:p>
          </table:table-cell>
          <table:table-cell office:value-type="float" office:value="0.4788" calcext:value-type="float">
            <text:p>0.4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4765" calcext:value-type="float">
            <text:p>0.4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651" calcext:value-type="float">
            <text:p>0.4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4537" calcext:value-type="float">
            <text:p>0.4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4411" calcext:value-type="float">
            <text:p>0.4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4857" calcext:value-type="float">
            <text:p>0.4857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3932" calcext:value-type="float">
            <text:p>0.3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2916" calcext:value-type="float">
            <text:p>0.2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23" calcext:value-type="float">
            <text:p>0.2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425" calcext:value-type="float">
            <text:p>0.1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423" calcext:value-type="float">
            <text:p>0.4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4428" calcext:value-type="float">
            <text:p>0.4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64" calcext:value-type="float">
            <text:p>0.364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4208" calcext:value-type="float">
            <text:p>0.4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4129" calcext:value-type="float">
            <text:p>0.4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3951" calcext:value-type="float">
            <text:p>0.3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3267" calcext:value-type="float">
            <text:p>0.3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1494" calcext:value-type="float">
            <text:p>0.1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888" calcext:value-type="float">
            <text:p>0.3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3901" calcext:value-type="float">
            <text:p>0.3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71" calcext:value-type="float">
            <text:p>0.71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3842" calcext:value-type="float">
            <text:p>0.3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11" calcext:value-type="float">
            <text:p>0.311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3536" calcext:value-type="float">
            <text:p>0.3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831" calcext:value-type="float">
            <text:p>0.2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41" calcext:value-type="float">
            <text:p>0.2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29" calcext:value-type="float">
            <text:p>0.3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2316" calcext:value-type="float">
            <text:p>0.2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500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55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76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44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44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</table:table>
      <table:table table:name="optimize_tfidf_split7_level4" table:style-name="ta1">
        <table:table-source xlink:type="simple" xlink:href="../optimize_tfidf_split7_level4.out" table:table-name="optimize_tfidf_split7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388" calcext:value-type="float">
            <text:p>0.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5337" calcext:value-type="float">
            <text:p>0.5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5294" calcext:value-type="float">
            <text:p>0.5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5154" calcext:value-type="float">
            <text:p>0.5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58" calcext:value-type="float">
            <text:p>0.4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771" calcext:value-type="float">
            <text:p>0.4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3883" calcext:value-type="float">
            <text:p>0.3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742" calcext:value-type="float">
            <text:p>0.0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847" calcext:value-type="float">
            <text:p>0.4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4817" calcext:value-type="float">
            <text:p>0.4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783" calcext:value-type="float">
            <text:p>0.4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4737" calcext:value-type="float">
            <text:p>0.4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4524" calcext:value-type="float">
            <text:p>0.4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4346" calcext:value-type="float">
            <text:p>0.4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4164" calcext:value-type="float">
            <text:p>0.4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3722" calcext:value-type="float">
            <text:p>0.3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233" calcext:value-type="float">
            <text:p>0.3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848" calcext:value-type="float">
            <text:p>0.2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462" calcext:value-type="float">
            <text:p>0.1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773" calcext:value-type="float">
            <text:p>0.0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4342" calcext:value-type="float">
            <text:p>0.4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4285" calcext:value-type="float">
            <text:p>0.4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81" calcext:value-type="float">
            <text:p>0.4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615" calcext:value-type="float">
            <text:p>0.615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3957" calcext:value-type="float">
            <text:p>0.3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4664" calcext:value-type="float">
            <text:p>0.4664</text:p>
          </table:table-cell>
          <table:table-cell office:value-type="float" office:value="0.3582" calcext:value-type="float">
            <text:p>0.3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3136" calcext:value-type="float">
            <text:p>0.3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2842" calcext:value-type="float">
            <text:p>0.2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38" calcext:value-type="float">
            <text:p>0.3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76" calcext:value-type="float">
            <text:p>0.2876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3851" calcext:value-type="float">
            <text:p>0.3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3825" calcext:value-type="float">
            <text:p>0.3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3857" calcext:value-type="float">
            <text:p>0.3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669" calcext:value-type="float">
            <text:p>0.3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2944" calcext:value-type="float">
            <text:p>0.2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336" calcext:value-type="float">
            <text:p>0.336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64" calcext:value-type="float">
            <text:p>0.3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3491" calcext:value-type="float">
            <text:p>0.34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722" calcext:value-type="float">
            <text:p>0.722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376" calcext:value-type="float">
            <text:p>0.6376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454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73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8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49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49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8_level4" table:style-name="ta1">
        <table:table-source xlink:type="simple" xlink:href="../optimize_tfidf_split8_level4.out" table:table-name="optimize_tfidf_split8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5218" calcext:value-type="float">
            <text:p>0.5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151" calcext:value-type="float">
            <text:p>0.5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5013" calcext:value-type="float">
            <text:p>0.5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895" calcext:value-type="float">
            <text:p>0.4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4731" calcext:value-type="float">
            <text:p>0.4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937" calcext:value-type="float">
            <text:p>0.4937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3955" calcext:value-type="float">
            <text:p>0.3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84" calcext:value-type="float">
            <text:p>0.2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2071" calcext:value-type="float">
            <text:p>0.2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4642" calcext:value-type="float">
            <text:p>0.4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47" calcext:value-type="float">
            <text:p>0.547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104" calcext:value-type="float">
            <text:p>0.4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3768" calcext:value-type="float">
            <text:p>0.3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2859" calcext:value-type="float">
            <text:p>0.28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203" calcext:value-type="float">
            <text:p>0.2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404" calcext:value-type="float">
            <text:p>0.1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52" calcext:value-type="float">
            <text:p>0.0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4347" calcext:value-type="float">
            <text:p>0.4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4139" calcext:value-type="float">
            <text:p>0.4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3901" calcext:value-type="float">
            <text:p>0.3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3636" calcext:value-type="float">
            <text:p>0.3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3233" calcext:value-type="float">
            <text:p>0.3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2846" calcext:value-type="float">
            <text:p>0.2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6" calcext:value-type="float">
            <text:p>0.1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79" calcext:value-type="float">
            <text:p>0.07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3894" calcext:value-type="float">
            <text:p>0.3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7147" calcext:value-type="float">
            <text:p>0.7147</text:p>
          </table:table-cell>
          <table:table-cell office:value-type="float" office:value="0.3849" calcext:value-type="float">
            <text:p>0.38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6903" calcext:value-type="float">
            <text:p>0.6903</text:p>
          </table:table-cell>
          <table:table-cell office:value-type="float" office:value="0.3831" calcext:value-type="float">
            <text:p>0.3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3768" calcext:value-type="float">
            <text:p>0.3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4139" calcext:value-type="float">
            <text:p>0.4139</text:p>
          </table:table-cell>
          <table:table-cell office:value-type="float" office:value="0.3065" calcext:value-type="float">
            <text:p>0.3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2771" calcext:value-type="float">
            <text:p>0.2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495" calcext:value-type="float">
            <text:p>0.1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51" calcext:value-type="float">
            <text:p>0.2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265" calcext:value-type="float">
            <text:p>0.22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322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58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244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25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25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table table:name="optimize_tfidf_split9_level4" table:style-name="ta1">
        <table:table-source xlink:type="simple" xlink:href="../optimize_tfidf_split9_level4.out" table:table-name="optimize_tfidf_split9_level4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49" calcext:value-type="float">
            <text:p>0.49</text:p>
          </table:table-cell>
          <table:table-cell office:value-type="float" office:value="0.5273" calcext:value-type="float">
            <text:p>0.5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5204" calcext:value-type="float">
            <text:p>0.5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17" calcext:value-type="float">
            <text:p>0.617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5076" calcext:value-type="float">
            <text:p>0.5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4566" calcext:value-type="float">
            <text:p>0.4566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913" calcext:value-type="float">
            <text:p>0.5913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4836" calcext:value-type="float">
            <text:p>0.4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416" calcext:value-type="float">
            <text:p>0.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3966" calcext:value-type="float">
            <text:p>0.3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37" calcext:value-type="float">
            <text:p>0.437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3431" calcext:value-type="float">
            <text:p>0.3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702" calcext:value-type="float">
            <text:p>0.3702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2869" calcext:value-type="float">
            <text:p>0.2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2062" calcext:value-type="float">
            <text:p>0.2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48" calcext:value-type="float">
            <text:p>0.1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4723" calcext:value-type="float">
            <text:p>0.4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4702" calcext:value-type="float">
            <text:p>0.4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4674" calcext:value-type="float">
            <text:p>0.4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293" calcext:value-type="float">
            <text:p>0.429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181" calcext:value-type="float">
            <text:p>0.4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3776" calcext:value-type="float">
            <text:p>0.3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916" calcext:value-type="float">
            <text:p>0.2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232" calcext:value-type="float">
            <text:p>0.2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4218" calcext:value-type="float">
            <text:p>0.4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4182" calcext:value-type="float">
            <text:p>0.4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4208" calcext:value-type="float">
            <text:p>0.4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611" calcext:value-type="float">
            <text:p>0.611</text:p>
          </table:table-cell>
          <table:table-cell office:value-type="float" office:value="0.4111" calcext:value-type="float">
            <text:p>0.4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4092" calcext:value-type="float">
            <text:p>0.4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3926" calcext:value-type="float">
            <text:p>0.39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3603" calcext:value-type="float">
            <text:p>0.3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3256" calcext:value-type="float">
            <text:p>0.3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1468" calcext:value-type="float">
            <text:p>0.1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718" calcext:value-type="float">
            <text:p>0.07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7054" calcext:value-type="float">
            <text:p>0.7054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6925" calcext:value-type="float">
            <text:p>0.6925</text:p>
          </table:table-cell>
          <table:table-cell office:value-type="float" office:value="0.3761" calcext:value-type="float">
            <text:p>0.3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819" calcext:value-type="float">
            <text:p>0.3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3739" calcext:value-type="float">
            <text:p>0.3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3762" calcext:value-type="float">
            <text:p>0.3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3637" calcext:value-type="float">
            <text:p>0.3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3367" calcext:value-type="float">
            <text:p>0.3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4151" calcext:value-type="float">
            <text:p>0.4151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3" calcext:value-type="float">
            <text:p>0.3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318" calcext:value-type="float">
            <text:p>0.2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401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43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29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31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30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optimize_tfidf_split0_level4.A1:optimize_tfidf_split0_level4.E3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2:02:38.456768937</meta:creation-date>
    <dc:date>2019-10-29T16:42:24.928466977</dc:date>
    <meta:editing-duration>PT1H51M7S</meta:editing-duration>
    <meta:editing-cycles>4</meta:editing-cycles>
    <meta:generator>LibreOffice/6.0.7.3$Linux_X86_64 LibreOffice_project/00m0$Build-3</meta:generator>
    <meta:document-statistic meta:table-count="10" meta:cell-count="15220" meta:object-count="0"/>
  </office:meta>
</office:document-meta>
</file>